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17c6c4" officeooo:paragraph-rsid="0017c6c4"/>
    </style:style>
    <style:style style:name="P2" style:family="paragraph" style:parent-style-name="Standard">
      <style:text-properties officeooo:rsid="0008d086" officeooo:paragraph-rsid="0008d086"/>
    </style:style>
    <style:style style:name="P3" style:family="paragraph" style:parent-style-name="Standard">
      <style:text-properties officeooo:rsid="0008d086" officeooo:paragraph-rsid="0015d9fd"/>
    </style:style>
    <style:style style:name="P4" style:family="paragraph" style:parent-style-name="Standard">
      <style:text-properties officeooo:rsid="0008d086" officeooo:paragraph-rsid="001953df"/>
    </style:style>
    <style:style style:name="P5" style:family="paragraph" style:parent-style-name="Standard">
      <style:text-properties officeooo:rsid="0008d086" officeooo:paragraph-rsid="001abec8"/>
    </style:style>
    <style:style style:name="P6" style:family="paragraph" style:parent-style-name="Standard">
      <style:text-properties officeooo:rsid="0008d086" officeooo:paragraph-rsid="000bc917"/>
    </style:style>
    <style:style style:name="P7" style:family="paragraph" style:parent-style-name="Standard">
      <style:text-properties officeooo:rsid="0019242e" officeooo:paragraph-rsid="0008d086"/>
    </style:style>
    <style:style style:name="P8" style:family="paragraph" style:parent-style-name="Standard">
      <style:text-properties fo:font-weight="bold" officeooo:rsid="001abec8" officeooo:paragraph-rsid="001abec8" style:font-weight-asian="bold" style:font-weight-complex="bold"/>
    </style:style>
    <style:style style:name="P9" style:family="paragraph" style:parent-style-name="Standard">
      <style:text-properties fo:font-weight="bold" officeooo:rsid="0008d086" officeooo:paragraph-rsid="001c61e0" style:font-weight-asian="bold" style:font-weight-complex="bold"/>
    </style:style>
    <style:style style:name="P10" style:family="paragraph" style:parent-style-name="Standard">
      <style:text-properties fo:font-weight="bold" officeooo:rsid="0008d086" officeooo:paragraph-rsid="001d60f1" style:font-weight-asian="bold" style:font-weight-complex="bold"/>
    </style:style>
    <style:style style:name="P11" style:family="paragraph" style:parent-style-name="Standard">
      <style:text-properties fo:font-weight="bold" officeooo:rsid="0008d086" officeooo:paragraph-rsid="000bc917" style:font-weight-asian="bold" style:font-weight-complex="bold"/>
    </style:style>
    <style:style style:name="P12" style:family="paragraph" style:parent-style-name="Standard">
      <style:text-properties fo:font-weight="normal" officeooo:rsid="001abec8" officeooo:paragraph-rsid="001abec8" style:font-weight-asian="normal" style:font-weight-complex="normal"/>
    </style:style>
    <style:style style:name="P13" style:family="paragraph" style:parent-style-name="Standard">
      <style:text-properties fo:font-weight="normal" officeooo:rsid="001d60f1" officeooo:paragraph-rsid="001d60f1" style:font-weight-asian="normal" style:font-weight-complex="normal"/>
    </style:style>
    <style:style style:name="P14" style:family="paragraph" style:parent-style-name="Standard">
      <style:text-properties fo:font-size="16.1000003814697pt" fo:font-weight="bold" officeooo:rsid="001abec8" officeooo:paragraph-rsid="001abec8" style:font-size-asian="16.1000003814697pt" style:font-weight-asian="bold" style:font-size-complex="16.1000003814697pt" style:font-weight-complex="bold"/>
    </style:style>
    <style:style style:name="P15" style:family="paragraph" style:parent-style-name="Standard">
      <style:text-properties officeooo:rsid="001c61e0" officeooo:paragraph-rsid="001c61e0"/>
    </style:style>
    <style:style style:name="P16" style:family="paragraph" style:parent-style-name="Standard">
      <style:text-properties officeooo:rsid="001d60f1" officeooo:paragraph-rsid="001d60f1"/>
    </style:style>
    <style:style style:name="P17" style:family="paragraph" style:parent-style-name="Text_20_body">
      <style:text-properties fo:font-weight="bold" officeooo:rsid="001abec8" officeooo:paragraph-rsid="001c61e0" style:font-weight-asian="bold" style:font-weight-complex="bold"/>
    </style:style>
    <style:style style:name="P18" style:family="paragraph" style:parent-style-name="Standard">
      <style:text-properties fo:font-weight="normal" officeooo:rsid="001c61e0" officeooo:paragraph-rsid="001c61e0" style:font-weight-asian="normal" style:font-weight-complex="normal"/>
    </style:style>
    <style:style style:name="P19" style:family="paragraph" style:parent-style-name="Standard">
      <style:text-properties fo:font-weight="normal" officeooo:rsid="001d60f1" officeooo:paragraph-rsid="001d60f1" style:font-weight-asian="normal" style:font-weight-complex="normal"/>
    </style:style>
    <style:style style:name="P20" style:family="paragraph" style:parent-style-name="Standard">
      <style:text-properties fo:font-weight="normal" officeooo:rsid="001d60f1" officeooo:paragraph-rsid="000bc917" style:font-weight-asian="normal" style:font-weight-complex="normal"/>
    </style:style>
    <style:style style:name="P21" style:family="paragraph" style:parent-style-name="Standard">
      <style:text-properties officeooo:rsid="001c61e0" officeooo:paragraph-rsid="001c61e0"/>
    </style:style>
    <style:style style:name="P22" style:family="paragraph" style:parent-style-name="Standard">
      <style:text-properties fo:font-weight="bold" officeooo:rsid="001abec8" officeooo:paragraph-rsid="000bc917" style:font-weight-asian="bold" style:font-weight-complex="bold"/>
    </style:style>
    <style:style style:name="P23" style:family="paragraph" style:parent-style-name="Standard">
      <style:text-properties officeooo:rsid="0008d086" officeooo:paragraph-rsid="001abec8"/>
    </style:style>
    <style:style style:name="P24" style:family="paragraph" style:parent-style-name="Standard">
      <style:text-properties officeooo:rsid="0008d086" officeooo:paragraph-rsid="001edb7f"/>
    </style:style>
    <style:style style:name="P25" style:family="paragraph" style:parent-style-name="Text_20_body">
      <style:text-properties officeooo:rsid="001c61e0" officeooo:paragraph-rsid="001c61e0"/>
    </style:style>
    <style:style style:name="P26" style:family="paragraph" style:parent-style-name="Heading_20_2">
      <style:text-properties officeooo:paragraph-rsid="001953df"/>
    </style:style>
    <style:style style:name="P27" style:family="paragraph" style:parent-style-name="Heading_20_2">
      <style:text-properties officeooo:paragraph-rsid="001888ba"/>
    </style:style>
    <style:style style:name="P28" style:family="paragraph" style:parent-style-name="Heading_20_3">
      <style:text-properties officeooo:paragraph-rsid="001953df"/>
    </style:style>
    <style:style style:name="T1" style:family="text">
      <style:text-properties officeooo:rsid="000ab1ca"/>
    </style:style>
    <style:style style:name="T2" style:family="text">
      <style:text-properties officeooo:rsid="000d3616"/>
    </style:style>
    <style:style style:name="T3" style:family="text">
      <style:text-properties officeooo:rsid="001953df"/>
    </style:style>
    <style:style style:name="T4" style:family="text">
      <style:text-properties officeooo:rsid="00196bd1"/>
    </style:style>
    <style:style style:name="T5" style:family="text">
      <style:text-properties officeooo:rsid="001a6735"/>
    </style:style>
    <style:style style:name="T6" style:family="text">
      <style:text-properties officeooo:rsid="001abec8"/>
    </style:style>
    <style:style style:name="T7" style:family="text">
      <style:text-properties fo:font-weight="bold" style:font-weight-asian="bold" style:font-weight-complex="bold"/>
    </style:style>
    <style:style style:name="T8" style:family="text">
      <style:text-properties fo:font-weight="bold" officeooo:rsid="000ab1ca" style:font-weight-asian="bold" style:font-weight-complex="bold"/>
    </style:style>
    <style:style style:name="T9" style:family="text">
      <style:text-properties fo:font-weight="bold" officeooo:rsid="001abec8" style:font-weight-asian="bold" style:font-weight-complex="bold"/>
    </style:style>
    <style:style style:name="T10" style:family="text">
      <style:text-properties fo:font-weight="normal" officeooo:rsid="001c61e0" style:font-weight-asian="normal" style:font-weight-complex="normal"/>
    </style:style>
    <style:style style:name="T11" style:family="text">
      <style:text-properties fo:font-weight="normal" officeooo:rsid="001d60f1" style:font-weight-asian="normal" style:font-weight-complex="normal"/>
    </style:style>
    <style:style style:name="T12" style:family="text">
      <style:text-properties officeooo:rsid="001edb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Les classes :</text:h>
      <text:p text:style-name="Text_20_body"/>
      <text:p text:style-name="P17">- App : <text:span text:style-name="T10">Classe mère.</text:span> </text:p>
      <text:p text:style-name="P25">Contient le jeu sélectionn<text:span text:style-name="T12">é</text:span> en cour, le tableau des joueurs au complet (qui jouent ou non) et le joueur qui commence (avec les méthodes pour le sélectionner).</text:p>
      <text:p text:style-name="P5"><text:span text:style-name="T7">- </text:span><text:span text:style-name="T8">Game : </text:span><text:span text:style-name="T1">Classe fille de App.</text:span></text:p>
      <text:p text:style-name="P5"/>
      <text:p text:style-name="P15">Contient le tableau des joueurs qui sont dans la partie en cour et le nombre de joueur max (sélectionner en fonction du jeu choisit). On y trouve les méthodes pour ajouter en jeu.</text:p>
      <text:p text:style-name="P5"/>
      <text:p text:style-name="P9">- <text:span text:style-name="T2">Nim : </text:span><text:span text:style-name="T10">Classe fille de Game.</text:span></text:p>
      <text:p text:style-name="P18"/>
      <text:p text:style-name="P15">Nim stocke le nombre de joueur max, le nombre d’objet au total, le nombre d’objet qu’un joueur peut prendre en un tour, un booléen qui défini le type de partie (la manière de gagné), s’il y a un historique de la partie ou non (avec un pile qui enregistre les coups joués (nombre d’allumettes prises à chaque tours).</text:p>
      <text:p text:style-name="P15"/>
      <text:p text:style-name="P15">Il contient les méthodes qui permettent de vérifier si un coup est valide (nombre d’allumettes prenables), une méthode qui retire du nombre total le nombre d’allumettes en jeu par rapport au coup jouer, une méthode qui retourne le joueur gagnant.</text:p>
      <text:p text:style-name="P15">Une méthode qui permettent de mettre à jour la pile « historic » avec le nombre d’allumettes prise en un tour et une méthode qui permet de revenir en arrière (par rapport au nombre de coup ou le joueur veut revenir en arrière). En vérifiant que le <text:span text:style-name="T12">retour en arrière</text:span> est possible.</text:p>
      <text:p text:style-name="P15"/>
      <text:p text:style-name="P16">Une méthode qui fait jouer l’ia easy.</text:p>
      <text:p text:style-name="P5"/>
      <text:p text:style-name="P10">- Player : <text:span text:style-name="T11">Classe mère</text:span></text:p>
      <text:p text:style-name="P13"/>
      <text:p text:style-name="P16">Un joueur est définit <text:s/>par son nom, son nombre de parties et son nombre de victoires.</text:p>
      <text:p text:style-name="P6"/>
      <text:p text:style-name="P11">-<text:span text:style-name="T6">Human : </text:span><text:bookmark-start text:name="__DdeLink__52_4038039560"/><text:span text:style-name="T11">Classe fille de Player</text:span><text:bookmark-end text:name="__DdeLink__52_4038039560"/><text:span text:style-name="T11"> </text:span></text:p>
      <text:p text:style-name="P20"/>
      <text:p text:style-name="P13">Un age en plus.</text:p>
      <text:p text:style-name="P13"/>
      <text:p text:style-name="P10">- <text:span text:style-name="T6">Computer : <text:s/></text:span><text:span text:style-name="T11">Classe fille de Player</text:span></text:p>
      <text:p text:style-name="P10"/>
      <text:p text:style-name="P13">Rien à signaler</text:p>
      <text:p text:style-name="P6"/>
      <text:p text:style-name="P11">-<text:span text:style-name="T6">HumanNim : </text:span><text:span text:style-name="T11">Classe fille de Human</text:span></text:p>
      <text:p text:style-name="P11"/>
      <text:p text:style-name="P13">C’est un objet Human</text:p>
      <text:p text:style-name="P6"/>
      <text:p text:style-name="P11">-<text:span text:style-name="T6">ComputerNim : </text:span><text:span text:style-name="T11">Classe fille de Computer</text:span></text:p>
      <text:p text:style-name="P13"/>
      <text:p text:style-name="P13">Rien à signaler.</text:p>
      <text:p text:style-name="P20"/>
      <text:p text:style-name="P6"><text:soft-page-break/></text:p>
      <text:p text:style-name="P6"><text:span text:style-name="T7">-</text:span><text:span text:style-name="T9">ComputerNimEasy : </text:span><text:span text:style-name="T11">Classe fille de ComputerNim</text:span></text:p>
      <text:p text:style-name="P22"/>
      <text:p text:style-name="P13">Rien à signaler.</text:p>
      <text:p text:style-name="P3"/>
      <text:h text:style-name="P26" text:outline-level="2">Compte Rendu <text:span text:style-name="T3">14</text:span>/12/18</text:h>
      <text:h text:style-name="P28" text:outline-level="3">Travail fait :</text:h>
      <text:p text:style-name="P4">- Définition de la classe Game <text:span text:style-name="T3">App et décomposition de la classe player.<text:line-break/>Avec la classe player, on a maintenant une classe humain et I.A en plus, elles même décomposés en une classe par type de jeu. L’I.A par type de jeu sera à son tour redécomposé en I.A par difficultés.</text:span></text:p>
      <text:p text:style-name="P4"/>
      <text:p text:style-name="P4">- <text:span text:style-name="T4">Développement de l’ia nim « easy » : sélectionne un nombre aléatoire d’allumettes en vérifiant qu’ils puissent les prendre et les tires du jeu.</text:span></text:p>
      <text:p text:style-name="P4"/>
      <text:p text:style-name="P4">- <text:span text:style-name="T5">Développement du jeu nim en format texte : Saisie des informations du jeu nim (sur les joueurs, les règles, …) </text:span></text:p>
      <text:p text:style-name="P4"/>
      <text:p text:style-name="P14">Problème :</text:p>
      <text:p text:style-name="P8"/>
      <text:p text:style-name="P12">- Le gagnant affiché n’est pas le bon.</text:p>
      <text:p text:style-name="P12"/>
      <text:p text:style-name="P12">- Méthode de la sélection du joueur qui commence par « nom de famille » à débugger.</text:p>
      <text:p text:style-name="P12"/>
      <text:h text:style-name="P26" text:outline-level="2">A faire :</text:h>
      <text:p text:style-name="P12">- Adaptation du code au<text:span text:style-name="T12">x</text:span> nouvelle<text:span text:style-name="T12">s</text:span> classe<text:span text:style-name="T12">s</text:span> (décomposition de la classe player).</text:p>
      <text:p text:style-name="P4"/>
      <text:p text:style-name="P24">- <text:span text:style-name="T6">Développement de l’I.A.</text:span></text:p>
      <text:p text:style-name="P4"/>
      <text:h text:style-name="Heading_20_2" text:outline-level="2">Compte Rendu 03/12/18</text:h>
      <text:h text:style-name="Heading_20_3" text:outline-level="3">Travail fait :</text:h>
      <text:p text:style-name="P2">- Définition de la classe Game, Player, et Nim.</text:p>
      <text:p text:style-name="P2"/>
      <text:h text:style-name="P27" text:outline-level="2">A faire :</text:h>
      <text:p text:style-name="P2">-Développement du jeu Nim sans IA.</text:p>
      <text:p text:style-name="P2"/>
      <text:p text:style-name="P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7c6c4" officeooo:paragraph-rsid="0017c6c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Garcia Guillaume</text:p>
        <text:p text:style-name="MP1">Delgado Flori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3T11:01:20.868429670</meta:creation-date>
    <meta:generator>LibreOffice/6.0.6.2$Linux_X86_64 LibreOffice_project/00m0$Build-2</meta:generator>
    <dc:date>2018-12-14T10:56:01.512954455</dc:date>
    <meta:editing-duration>PT4H23M48S</meta:editing-duration>
    <meta:editing-cycles>18</meta:editing-cycles>
    <meta:document-statistic meta:table-count="0" meta:image-count="0" meta:object-count="0" meta:page-count="2" meta:paragraph-count="40" meta:word-count="485" meta:character-count="2646" meta:non-whitespace-character-count="2196"/>
  </office:meta>
</office:document-meta>
</file>